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ipperListener.elementValueRecieved( ElementValu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ConstrainedTransformer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strainedTransformer.startElement( String uri , String name , String raw , Attributes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ConstrainedTransformer.data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nstrainedTransformer.addEventListener( ElementEventListener l , XmlTreeConstraint constr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strained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strainedTransformer.start( String name , AttributesImpl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strainedTransform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strainedTransformer.getStringValue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onstrainedTransformer.endElement( String uri , String name , String raw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AbstractConstrainedTransformer.characters( char ary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strainedTransformer.st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